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0000002F4CF77725F.png" manifest:media-type="image/png"/>
  <manifest:file-entry manifest:full-path="Pictures/10000201000003E0000002F442BC1932.png" manifest:media-type="image/png"/>
  <manifest:file-entry manifest:full-path="Pictures/10000201000003E0000002F43FA4E6DF.png" manifest:media-type="image/png"/>
  <manifest:file-entry manifest:full-path="Pictures/10000201000003E0000002F48A09125F.png" manifest:media-type="image/png"/>
  <manifest:file-entry manifest:full-path="Pictures/10000201000003E0000002F4988FC3E4.png" manifest:media-type="image/png"/>
  <manifest:file-entry manifest:full-path="Pictures/10000201000003E0000002F4068DCD50.png" manifest:media-type="image/png"/>
  <manifest:file-entry manifest:full-path="Pictures/10000201000003E0000002F4AEBEBF86.png" manifest:media-type="image/png"/>
  <manifest:file-entry manifest:full-path="Pictures/10000201000003E0000002F4A5FDAD2F.png" manifest:media-type="image/png"/>
  <manifest:file-entry manifest:full-path="Pictures/10000201000003E0000002F4CBCE953B.png" manifest:media-type="image/png"/>
  <manifest:file-entry manifest:full-path="Pictures/1000020100000280000001E063EA79B7.png" manifest:media-type="image/png"/>
  <manifest:file-entry manifest:full-path="Pictures/10000201000003E0000002F4ABE62C9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502cm, 3.559cm, 7.563cm, 3.631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2.35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2.361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1.153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2.305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3.613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3.457cm" fo:padding-top="0.175cm" fo:padding-bottom="0.175cm" fo:padding-left="0.3cm" fo:padding-right="0.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cm, 7.022cm, 6.431cm, 7.068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65cm, 4.89cm, 6.1cm, 4.2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34cm, 1.91cm, 6.431cm, 1.68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76cm, 2.809cm, 4.089cm, 2.781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76cm, 4.009cm, 4.889cm, 0.881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676cm, 3.209cm, 6.789cm, 2.981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76cm, 0.909cm, 3.289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DejaVu Sans Condensed" fo:font-size="28pt" style:font-size-asian="28pt" style:font-size-complex="28pt"/>
    </style:style>
    <style:style style:name="P4" style:family="paragraph">
      <style:paragraph-properties fo:margin-top="0.102cm" fo:margin-bottom="0.102cm" fo:text-align="center"/>
    </style:style>
    <style:style style:name="P5" style:family="paragraph">
      <loext:graphic-properties draw:fill="solid" draw:fill-color="#ffffff"/>
      <style:paragraph-properties fo:margin-top="0.102cm" fo:margin-bottom="0.102cm" fo:text-align="center"/>
      <style:text-properties style:font-name="DejaVu Sans Condensed" fo:font-size="28pt" style:font-size-asian="28pt" style:font-size-complex="28pt"/>
    </style:style>
    <style:style style:name="T1" style:family="text">
      <style:text-properties style:font-name="DejaVu Sans Condense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6.35cm" svg:x="3.3cm" svg:y="29.65cm">
          <draw:image xlink:href="Pictures/10000201000003E0000002F4ABE62C98.png" xlink:type="simple" xlink:show="embed" xlink:actuate="onLoad">
            <text:p/>
          </draw:image>
        </draw:frame>
        <draw:frame draw:style-name="gr2" draw:text-style-name="P1" draw:layer="layout" svg:width="28cm" svg:height="20.99cm" svg:x="15.7cm" svg:y="10.505cm">
          <draw:image xlink:href="Pictures/1000020100000280000001E063EA79B7.png" xlink:type="simple" xlink:show="embed" xlink:actuate="onLoad">
            <text:p/>
          </draw:image>
        </draw:frame>
        <draw:frame draw:style-name="gr3" draw:text-style-name="P3" draw:layer="layout" svg:width="5.3cm" svg:height="2.7cm" svg:x="16.9cm" svg:y="15.3cm">
          <draw:text-box>
            <text:p text:style-name="P2"><text:span text:style-name="T1">Current President</text:span></text:p>
          </draw:text-box>
        </draw:frame>
        <draw:frame draw:style-name="gr4" draw:text-style-name="P3" draw:layer="layout" svg:width="4.6cm" svg:height="2.711cm" svg:x="35.3cm" svg:y="27.489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5cm" svg:height="1.503cm" svg:x="25.2cm" svg:y="11.297cm">
          <draw:text-box>
            <text:p text:style-name="P2"><text:span text:style-name="T1">Elections</text:span></text:p>
          </draw:text-box>
        </draw:frame>
        <draw:frame draw:style-name="gr6" draw:text-style-name="P3" draw:layer="layout" svg:width="6.4cm" svg:height="2.655cm" svg:x="24.1cm" svg:y="29.345cm">
          <draw:text-box>
            <text:p text:style-name="P2"><text:span text:style-name="T1">Prosecutor's death</text:span></text:p>
          </draw:text-box>
        </draw:frame>
        <draw:frame draw:style-name="gr7" draw:text-style-name="P5" draw:layer="layout" svg:width="5.1cm" svg:height="3.963cm" svg:x="38.4cm" svg:y="19.037cm">
          <draw:text-box>
            <text:p text:style-name="P4"><text:span text:style-name="T1">Former </text:span></text:p>
            <text:p text:style-name="P4"><text:span text:style-name="T1">Vice-President</text:span></text:p>
          </draw:text-box>
        </draw:frame>
        <draw:frame draw:style-name="gr8" draw:text-style-name="P3" draw:layer="layout" svg:width="4.8cm" svg:height="3.807cm" svg:x="35.3cm" svg:y="10.793cm">
          <draw:text-box>
            <text:p text:style-name="P2"><text:span text:style-name="T1">Former Planning minister</text:span></text:p>
          </draw:text-box>
        </draw:frame>
        <draw:frame draw:style-name="gr2" draw:text-style-name="P1" draw:layer="layout" svg:width="14cm" svg:height="10.67cm" svg:x="2cm" svg:y="20.43cm">
          <draw:image xlink:href="Pictures/10000201000003E0000002F4CBCE953B.png" xlink:type="simple" xlink:show="embed" xlink:actuate="onLoad">
            <text:p/>
          </draw:image>
        </draw:frame>
        <draw:frame draw:style-name="gr2" draw:text-style-name="P1" draw:layer="layout" svg:width="15cm" svg:height="11.43cm" svg:x="2.3cm" svg:y="8.77cm">
          <draw:image xlink:href="Pictures/10000201000003E0000002F4A5FDAD2F.png" xlink:type="simple" xlink:show="embed" xlink:actuate="onLoad">
            <text:p/>
          </draw:image>
        </draw:frame>
        <draw:frame draw:style-name="gr9" draw:text-style-name="P1" draw:layer="layout" svg:width="12cm" svg:height="7.83cm" svg:x="40.9cm" svg:y="5.6cm">
          <draw:image xlink:href="Pictures/10000201000003E0000002F4AEBEBF86.png" xlink:type="simple" xlink:show="embed" xlink:actuate="onLoad">
            <text:p/>
          </draw:image>
        </draw:frame>
        <draw:frame draw:style-name="gr10" draw:text-style-name="P1" draw:layer="layout" svg:width="15cm" svg:height="8.86cm" svg:x="39.5cm" svg:y="29.6cm">
          <draw:image xlink:href="Pictures/10000201000003E0000002F4068DCD50.png" xlink:type="simple" xlink:show="embed" xlink:actuate="onLoad">
            <text:p/>
          </draw:image>
        </draw:frame>
        <draw:frame draw:style-name="gr11" draw:text-style-name="P1" draw:layer="layout" svg:width="14cm" svg:height="6.29cm" svg:x="43.9cm" svg:y="17.8cm">
          <draw:image xlink:href="Pictures/10000201000003E0000002F4988FC3E4.png" xlink:type="simple" xlink:show="embed" xlink:actuate="onLoad">
            <text:p/>
          </draw:image>
        </draw:frame>
        <draw:frame draw:style-name="gr12" draw:text-style-name="P1" draw:layer="layout" svg:width="14cm" svg:height="8.72cm" svg:x="19.6cm" svg:y="32.2cm">
          <draw:image xlink:href="Pictures/10000201000003E0000002F48A09125F.png" xlink:type="simple" xlink:show="embed" xlink:actuate="onLoad">
            <text:p/>
          </draw:image>
        </draw:frame>
        <draw:frame draw:style-name="gr13" draw:text-style-name="P1" draw:layer="layout" svg:width="10cm" svg:height="5.65cm" svg:x="10.9cm" svg:y="1.35cm">
          <draw:image xlink:href="Pictures/10000201000003E0000002F43FA4E6DF.png" xlink:type="simple" xlink:show="embed" xlink:actuate="onLoad">
            <text:p/>
          </draw:image>
        </draw:frame>
        <draw:frame draw:style-name="gr14" draw:text-style-name="P1" draw:layer="layout" svg:width="10cm" svg:height="4.93cm" svg:x="28.1cm" svg:y="1.2cm">
          <draw:image xlink:href="Pictures/10000201000003E0000002F442BC1932.png" xlink:type="simple" xlink:show="embed" xlink:actuate="onLoad">
            <text:p/>
          </draw:image>
        </draw:frame>
        <draw:frame draw:style-name="gr15" draw:text-style-name="P1" draw:layer="layout" svg:width="10cm" svg:height="5.81cm" svg:x="19.9cm" svg:y="5.09cm">
          <draw:image xlink:href="Pictures/10000201000003E0000002F4CF77725F.png" xlink:type="simple" xlink:show="embed" xlink:actuate="onLoad">
            <text:p/>
          </draw:image>
        </draw:frame>
        <draw:frame draw:style-name="gr6" draw:text-style-name="P3" draw:layer="layout" svg:width="4cm" svg:height="2.655cm" svg:x="18.2cm" svg:y="24.4cm">
          <draw:text-box>
            <text:p text:style-name="P2"><text:span text:style-name="T1">Missing pers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5:12:03.057488489</meta:creation-date>
    <dc:date>2018-07-10T11:55:05.744233341</dc:date>
    <meta:editing-duration>PT26M4S</meta:editing-duration>
    <meta:editing-cycles>8</meta:editing-cycles>
    <meta:generator>LibreOffice/4.4.6.3$Linux_X86_64 LibreOffice_project/40m0$Build-3</meta:generator>
    <meta:document-statistic meta:object-count="18"/>
  </office:meta>
</office:document-meta>
</file>